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td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0xf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0xf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Effect numbers are from 16 to 24 representing actual numbers 0 to 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ff</text:p>
          </table:table-cell>
          <table:table-cell/>
          <table:table-cell office:value-type="string" calcext:value-type="string">
            <text:p>0xff</text:p>
          </table:table-cell>
          <table:table-cell table:number-columns-repeated="1018"/>
        </table:table-row>
        <table:table-row table:style-name="ro1" table:number-rows-repeated="10482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18:23:34.719309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20T18:24:07.290131480</dc:date>
    <meta:editing-duration>PT13H53M14S</meta:editing-duration>
    <meta:editing-cycles>63</meta:editing-cycles>
    <meta:generator>LibreOffice/5.1.3.2$Linux_X86_64 LibreOffice_project/10m0$Build-2</meta:generator>
    <meta:document-statistic meta:table-count="1" meta:cell-count="1921" meta:object-count="0"/>
  </office:meta>
</office:document-meta>
</file>